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Map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getId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getClas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getInteg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ObjectArray( Object [ ] object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ge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getConcurr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ConcurrentSet( CopyOnWriteArraySet &lt; ? &gt; concurre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H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sMap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getClas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ClassArray( Class &lt; ? &gt; [ ] class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ClassList( List &lt; Class &lt; ? &gt; &gt; clas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IntegerArray( Integer [ ]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Prop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get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Map( Map &lt; ? , ?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IdentityMap( IdentityHashMap &lt; ? , ? &gt; identit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ap.setSet( Set &lt; ?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